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1.0772in" fo:break-before="auto" style:use-optimal-row-height="true"/>
    </style:style>
    <style:style style:name="ro7" style:family="table-row">
      <style:table-row-properties style:row-height="1.0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9" office:value-type="string">
            <text:p>Ignore</text:p>
          </table:table-cell>
          <table:table-cell table:style-name="ce9" office:value-type="string">
            <text:p>Notes</text:p>
          </table:table-cell>
          <table:table-cell table:style-name="ce9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6" office:value-type="string">
            <text:p>A {plant structure presence} trait that is a {quality of} a {whole plant} that has at least one of some {plant structure}.</text:p>
          </table:table-cell>
          <table:table-cell table:style-name="ce6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6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6"/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vascular leaves present</text:p>
          </table:table-cell>
          <table:table-cell office:value-type="string">
            <text:p>'vascular leaf presence'</text:p>
          </table:table-cell>
          <table:table-cell/>
          <table:table-cell table:style-name="ce6" office:value-type="string">
            <text:p>A {vascular leaf presence} trait that is a {quality of} a {whole plant} that has at least one {true leaf}.</text:p>
          </table:table-cell>
          <table:table-cell table:style-name="ce6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>
            <text:p>'vascular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vascular 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ing leaves present</text:p>
          </table:table-cell>
          <table:table-cell table:style-name="ce4" office:value-type="string">
            <text:p>'non-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6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>
            <text:p>'non-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6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7</text:p>
          </table:table-cell>
          <table:table-cell office:value-type="string">
            <text:p>unfolding leaves present</text:p>
          </table:table-cell>
          <table:table-cell table:style-name="ce4" office:value-type="string">
            <text:p>'unfol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ing leaf presence} trait that is a {quality of} a {whole plant} that has at least one {true leaf} in the {vascular leaf unfolding stage}.</text:p>
          </table:table-cell>
          <table:table-cell table:style-name="ce6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leaf presence' AND 'has quality measurement' SOME (&#10;    'measurement datum' AND (&#10;        ('lower count' SOME xsd:integer[&gt;0]) OR&#10;        ('lower percent' SOME xsd:float[&gt;0.0f])&#10;    )&#10;)">
            <text:p>'unfol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ing leaf presence' THAT 'quality of' SOME (</text:p>
            <text:p>'whole plant' THAT 'has part' SOME (</text:p>
            <text:p>'true leaf' THAT 'participates in' SOME 'vascular leaf unfol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8</text:p>
          </table:table-cell>
          <table:table-cell office:value-type="string">
            <text:p>unfolded expanding leaves present</text:p>
          </table:table-cell>
          <table:table-cell table:style-name="ce5" office:value-type="string">
            <text:p>'unfolded expan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ed expanding leaf presence} trait that is a {quality of} a {whole plant} that has at least one {true leaf} in the {vascular leaf unfolded expanding stage}.</text:p>
          </table:table-cell>
          <table:table-cell table:style-name="ce6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expanding leaf presence' AND 'has quality measurement' SOME (&#10;    'measurement datum' AND (&#10;        ('lower count' SOME xsd:integer[&gt;0]) OR&#10;        ('lower percent' SOME xsd:float[&gt;0.0f])&#10;    )&#10;)">
            <text:p>'unfolded 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ed expanding leaf presence' THAT 'quality of' SOME (</text:p>
            <text:p>'whole plant' THAT 'has part' SOME (</text:p>
            <text:p>'true leaf' THAT 'participates in' SOME 'vascular leaf unfolded expan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9</text:p>
          </table:table-cell>
          <table:table-cell office:value-type="string">
            <text:p>expanded not mature leaves present</text:p>
          </table:table-cell>
          <table:table-cell table:style-name="ce5" office:value-type="string">
            <text:p>'expanded not 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ed not mature leaf presence} trait that is a {quality of} a {whole plant} that has at least one {true leaf} in the {vascular leaf unfolded expanding stage}.</text:p>
          </table:table-cell>
          <table:table-cell table:style-name="ce6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not mature leaf presence' AND 'has quality measurement' SOME (&#10;    'measurement datum' AND (&#10;        ('lower count' SOME xsd:integer[&gt;0]) OR&#10;        ('lower percent' SOME xsd:float[&gt;0.0f])&#10;    )&#10;)">
            <text:p>'expanded not 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ed not mature leaf presence' THAT 'quality of' SOME (</text:p>
            <text:p>'whole plant' THAT 'has part' SOME (</text:p>
            <text:p>'true leaf' THAT 'participates in' SOME 'vascular leaf expanded not mature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30</text:p>
          </table:table-cell>
          <table:table-cell office:value-type="string">
            <text:p>young leaves present</text:p>
          </table:table-cell>
          <table:table-cell table:style-name="ce5" office:value-type="string">
            <text:p>'young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young leaf presence} trait that is a {quality of} a {whole plant} that has at least one {true leaf} in the {vascular leaf unfolded expanding stage} or {vascular leaf expanded not mature stage}.</text:p>
          </table:table-cell>
          <table:table-cell table:style-name="ce6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young leaf presence' AND 'has quality measurement' SOME (&#10;    'measurement datum' AND (&#10;        ('lower count' SOME xsd:integer[&gt;0]) OR&#10;        ('lower percent' SOME xsd:float[&gt;0.0f])&#10;    )&#10;)">
            <text:p>'you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expanded not mature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31</text:p>
          </table:table-cell>
          <table:table-cell office:value-type="string">
            <text:p>unfolded leaves present</text:p>
          </table:table-cell>
          <table:table-cell table:style-name="ce5" office:value-type="string">
            <text:p>'unfolded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expanded not mature leaf presence} trait that is a {quality of} a {whole plant} that has at least one {true leaf} in the {vascular leaf unfolded expanding stage} or {vascular leaf post-expansion stage}.</text:p>
          </table:table-cell>
          <table:table-cell table:style-name="ce6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leaf presence' AND 'has quality measurement' SOME (&#10;    'measurement datum' AND (&#10;        ('lower count' SOME xsd:integer[&gt;0]) OR&#10;        ('lower percent' SOME xsd:float[&gt;0.0f])&#10;    )&#10;)">
            <text:p>'unfold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table:style-name="ce5" office:value-type="string">
            <text:p>'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expanded not mature leaf presence} trait that is a {quality of} a {whole plant} that has at least one {true leaf} in the {vascular leaf mature stage}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mature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ing leaves present</text:p>
          </table:table-cell>
          <table:table-cell office:value-type="string">
            <text:p>'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senescing leaf presence} trait that is a {quality of} a {whole plant} that has at least one {true leaf} in the {vascular leaf senescent stage}.</text:p>
          </table:table-cell>
          <table:table-cell table:style-name="ce6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leaf presence' AND 'has quality measurement' SOME (&#10;    'measurement datum' AND (&#10;        ('lower count' SOME xsd:integer[&gt;0]) OR&#10;        ('lower percent' SOME xsd:float[&gt;0.0f])&#10;    )&#10;)">
            <text:p>'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ing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6" office:value-type="string">
            <text:p>A {breaking bud presence} trait that is a {quality of} a {whole plant} that has at least one {vegetative bud} in the {bud burst stage}.</text:p>
          </table:table-cell>
          <table:table-cell table:style-name="ce6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6" office:value-type="string">
            <text:p>An {abscised leaf presence} trait that is a {quality of} a {whole plant} from which at least one {true leaf} has been abscised.</text:p>
          </table:table-cell>
          <table:table-cell table:style-name="ce6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6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6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6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6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8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 {flower head presence} trait that is a {quality of} a {whole plant} that has at least one {fresh inflorescence}.</text:p>
          </table:table-cell>
          <table:table-cell table:style-name="ce6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n {open flower presence} trait that is a {quality of} a {whole plant} that has at least one {flower} in the {open flower stage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6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8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ruit presence} trait that is a {quality of} a {whole plant} that has at least one {fruit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6" office:value-type="string">
            <text:p>A {ripening fruit presence} trait that is a {quality of} a {whole plant} that has at least one {ripening fruit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6</text:p>
          </table:table-cell>
          <table:table-cell office:value-type="string">
            <text:p>ripe fruits present</text:p>
          </table:table-cell>
          <table:table-cell table:style-name="ce4" office:value-type="string">
            <text:p>'ripe fruit presence'</text:p>
          </table:table-cell>
          <table:table-cell table:style-name="ce4" office:value-type="string">
            <text:p>'ripening fruits present'</text:p>
          </table:table-cell>
          <table:table-cell table:style-name="ce6" office:value-type="string">
            <text:p>A {ripe fruit presence} trait that is a {quality of} a {whole plant} that has at least one {ripe fruit}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>
            <text:p>'ripe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6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cone presence} trait that is a {quality of} a {whole plant} that has at least one {strobilus}.</text:p>
          </table:table-cell>
          <table:table-cell table:style-name="ce8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8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6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8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6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8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8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8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8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6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8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8"/>
          <table:table-cell table:number-columns-repeated="3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2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2:05:18</dc:date>
    <dc:creator>Ramona Walls</dc:creator>
    <meta:editing-duration>P8DT17H24M38S</meta:editing-duration>
    <meta:editing-cycles>88</meta:editing-cycles>
    <meta:generator>OpenOffice/4.1.3$Unix OpenOffice.org_project/413m1$Build-9783</meta:generator>
    <meta:document-statistic meta:table-count="1" meta:cell-count="252" meta:object-count="0"/>
  </office:meta>
</office:document-meta>
</file>